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61"/>
        <table:table-column table:style-name="co4" table:default-cell-style-name="ce9"/>
        <table:table-column table:style-name="co5" table:default-cell-style-name="ce13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ctualizar Contraseñ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l sistema y dirigirse a “Cuenta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Usuario pueda actualizar una contraseña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 de escoger la opción “Actualizar Contraseña”, el sistema le mostrará una pestaña donde ingresará la contraseña actual y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la contraseña nueva dos veces. El usuario verificará y dará al botón “Actualizar” y el sistema le mostrará un mensaje de éxito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escoge la opción de “Actualizar Contraseña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le muestra una pestaña con tres campos par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lenar, el primero es la contraseña actual de la cuenta, 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1"/>
          <table:table-cell office:value-type="string" calcext:value-type="string" table:number-columns-spanned="2" table:number-rows-spanned="1">
            <text:p>segundo es la nueva contraseña y el tercer campo le pide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vuelva a verificar la nueva contraseña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ingresa su contraseña actual, después ingresa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la nueva contraseña y finalmente verifica la nueva contra-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seña en el último camp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verifica los datos ingresados y da al botón de 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muestra una ventana pidiendo que al usuario</text:p>
          </table:table-cell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“Actualizar”</text:p>
          </table:table-cell>
          <table:covered-table-cell/>
          <table:table-cell/>
          <table:table-cell office:value-type="string" calcext:value-type="string" table:number-columns-spanned="2" table:number-rows-spanned="1">
            <text:p>que confirme su elección de actualizar su contraseña</text:p>
          </table:table-cell>
          <table:covered-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Usuario pulsa el botón “Confirmar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la contraseña actual este asociada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 la dirección de correo actual en la sesión vigente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verifica que los campos de Contraseña Nueva y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Verificar Contraseña cumplan con los mínimos requerimien</text:p>
          </table:table-cell>
          <table:covered-table-cell/>
        </table:table-row>
        <table:table-row table:style-name="ro2">
          <table:table-cell table:style-name="ce9"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tos de una contraseña: 1 letra Mayúscula, 1 carácter numé-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co y un símbolo # $ % &amp; ' ( )* +,- . / : ; &lt; = &gt; ? @ [ \ ] ^ _`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/>
          <table:table-cell table:style-name="ce16" office:value-type="string" calcext:value-type="string" table:number-columns-spanned="2" table:number-rows-spanned="1">
            <text:p>{ | } ~ y una longitud mínima de 8 caracteres, finalmente</text:p>
          </table:table-cell>
          <table:covered-table-cell table:style-name="ce62"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confirma que las dos contraseñas sean iguales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10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Usuario de la actualización de la contraseña y el sistema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regresa a la pestaña “Cuenta”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El Usuario elige la opción “Cancelar”, la ventana emergente desaparece y se sigue mostrando la pestaña anterior si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ambios en los campos ingresad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 advertencia debido a que la contraseña actual no coincide con la contraseña aso-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iada a la dirección de correo de la sesión activ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una de los campos con la contraseña nueva no cumpl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 los requisitos mínimos para su actualizació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los campos con la nueva contraseña no coincide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advertencia debido a que alguno de los campos necesarios se encuentran vací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error debido a un error desconocido y pide al Usuario que intente la actualizació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1"/>
          <table:table-cell table:style-name="ce14" office:value-type="string" calcext:value-type="string" table:number-columns-spanned="5" table:number-rows-spanned="1">
            <text:p>de la contraseña más tarde otra vez</text:p>
          </table:table-cell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4:36:00.777627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5:00:54.635630223</dc:date>
    <meta:editing-duration>PT2H36M6S</meta:editing-duration>
    <meta:editing-cycles>36</meta:editing-cycles>
    <meta:generator>LibreOffice/6.2.7.1$Linux_X86_64 LibreOffice_project/20$Build-1</meta:generator>
    <meta:document-statistic meta:table-count="1" meta:cell-count="72" meta:object-count="0"/>
  </office:meta>
</office:document-meta>
</file>